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6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, C7, C9, C10</text:p>
          </table:table-cell>
          <table:table-cell office:value-type="string" calcext:value-type="string">
            <text:p>1u</text:p>
          </table:table-cell>
          <table:table-cell table:formula="of:=[.B2]*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CW-FD2W105J/3844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2.2u</text:p>
          </table:table-cell>
          <table:table-cell table:formula="of:=[.B3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CW-FD2W225J/3844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table:formula="of:=[.B4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0u</text:p>
          </table:table-cell>
          <table:table-cell table:formula="of:=[.B5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w%C3%BCrth-elektronik/870025574005/5147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11</text:p>
          </table:table-cell>
          <table:table-cell office:value-type="string" calcext:value-type="string">
            <text:p>470u</text:p>
          </table:table-cell>
          <table:table-cell table:formula="of:=[.B6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kemet/A750MS477M1EAAE015/6196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10 1/2W</text:p>
          </table:table-cell>
          <table:table-cell table:formula="of:=[.B7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float" office:value="150" calcext:value-type="float">
            <text:p>150</text:p>
          </table:table-cell>
          <table:table-cell table:formula="of:=[.B8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1k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00k</text:p>
          </table:table-cell>
          <table:table-cell table:formula="of:=[.B10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2, RV3</text:p>
          </table:table-cell>
          <table:table-cell office:value-type="string" calcext:value-type="string">
            <text:p>10k</text:p>
          </table:table-cell>
          <table:table-cell table:formula="of:=[.B11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nidec-copal-electronics/CT6EP103/738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table:formula="of:=[.B12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formula="of:=[.B1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IRF510</text:p>
          </table:table-cell>
          <table:table-cell table:formula="of:=[.B14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2AU7 Socket</text:p>
          </table:table-cell>
          <table:table-cell table:formula="of:=[.B15]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LM317</text:p>
          </table:table-cell>
          <table:table-cell table:formula="of:=[.B16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100SP1T2B4M7QE</text:p>
          </table:table-cell>
          <table:table-cell table:formula="of:=[.B1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SJ1-3523N</text:p>
          </table:table-cell>
          <table:table-cell table:formula="of:=[.B18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rrel_Jack</text:p>
          </table:table-cell>
          <table:table-cell table:formula="of:=[.B19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tsink</text:p>
          </table:table-cell>
          <table:table-cell table:formula="of:=[.B20]*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AU7 Tube</text:p>
          </table:table-cell>
          <table:table-cell table:formula="of:=[.B21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b</text:p>
          </table:table-cell>
          <table:table-cell table:formula="of:=[.B22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e</text:p>
          </table:table-cell>
          <table:table-cell table:formula="of:=[.B2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hammond-manufacturing/1455K1201BU/44907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bber Feet</text:p>
          </table:table-cell>
          <table:table-cell table:formula="of:=[.B24]*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1:17:38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aron Shappell</meta:initial-creator>
    <meta:creation-date>2020-11-15T12:17:01.516000000</meta:creation-date>
    <dc:date>2020-11-17T01:41:37.163000000</dc:date>
    <meta:editing-duration>PT21M22S</meta:editing-duration>
    <meta:editing-cycles>4</meta:editing-cycles>
    <meta:generator>LibreOffice/7.0.2.2$Windows_X86_64 LibreOffice_project/8349ace3c3162073abd90d81fd06dcfb6b36b994</meta:generator>
    <meta:document-statistic meta:table-count="1" meta:cell-count="146" meta:object-count="0"/>
  </office:meta>
</office:document-meta>
</file>